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arial"/>
    <style:font-face style:name="Lato" svg:font-family="Lato, sans-serif"/>
    <style:font-face style:name="sans-serif" svg:font-family="sans-serif"/>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043cm"/>
    </style:style>
    <style:style style:name="Table1.B" style:family="table-column">
      <style:table-column-properties style:column-width="5.821cm"/>
    </style:style>
    <style:style style:name="Table1.C" style:family="table-column">
      <style:table-column-properties style:column-width="6.137cm"/>
    </style:style>
    <style:style style:name="Table1.A1" style:family="table-cell">
      <style:table-cell-properties style:vertical-align="middle" fo:background-color="#ef3101" fo:padding-left="0.268cm" fo:padding-right="0.268cm" fo:padding-top="0.049cm" fo:padding-bottom="0.049cm" fo:border="0.05pt inset #d5d5d5">
        <style:background-image/>
      </style:table-cell-properties>
    </style:style>
    <style:style style:name="Table1.A2" style:family="table-cell">
      <style:table-cell-properties style:vertical-align="middle" fo:padding-left="0.268cm" fo:padding-right="0.268cm" fo:padding-top="0.049cm" fo:padding-bottom="0.049cm" fo:border="0.05pt inset #d5d5d5"/>
    </style:style>
    <style:style style:name="Table1.B2" style:family="table-cell">
      <style:table-cell-properties style:vertical-align="middle" fo:padding-left="0.268cm" fo:padding-right="0.268cm" fo:padding-top="0.049cm" fo:padding-bottom="0.049cm" fo:border="0.05pt inset #d5d5d5"/>
    </style:style>
    <style:style style:name="Table1.C2" style:family="table-cell">
      <style:table-cell-properties style:vertical-align="middle" fo:padding-left="0.268cm" fo:padding-right="0.268cm" fo:padding-top="0.049cm" fo:padding-bottom="0.049cm" fo:border="0.05pt inset #d5d5d5"/>
    </style:style>
    <style:style style:name="Table1.A3" style:family="table-cell">
      <style:table-cell-properties style:vertical-align="middle" fo:padding-left="0.268cm" fo:padding-right="0.268cm" fo:padding-top="0.049cm" fo:padding-bottom="0.049cm" fo:border="0.05pt inset #d5d5d5"/>
    </style:style>
    <style:style style:name="Table1.B3" style:family="table-cell">
      <style:table-cell-properties style:vertical-align="middle" fo:padding-left="0.268cm" fo:padding-right="0.268cm" fo:padding-top="0.049cm" fo:padding-bottom="0.049cm" fo:border="0.05pt inset #d5d5d5"/>
    </style:style>
    <style:style style:name="Table1.C3" style:family="table-cell">
      <style:table-cell-properties style:vertical-align="middle" fo:padding-left="0.268cm" fo:padding-right="0.268cm" fo:padding-top="0.049cm" fo:padding-bottom="0.049cm" fo:border="0.05pt inset #d5d5d5"/>
    </style:style>
    <style:style style:name="Table1.A4" style:family="table-cell">
      <style:table-cell-properties style:vertical-align="middle" fo:padding-left="0.268cm" fo:padding-right="0.268cm" fo:padding-top="0.049cm" fo:padding-bottom="0.049cm" fo:border="0.05pt inset #d5d5d5"/>
    </style:style>
    <style:style style:name="Table1.B4" style:family="table-cell">
      <style:table-cell-properties style:vertical-align="middle" fo:padding-left="0.268cm" fo:padding-right="0.268cm" fo:padding-top="0.049cm" fo:padding-bottom="0.049cm" fo:border="0.05pt inset #d5d5d5"/>
    </style:style>
    <style:style style:name="Table1.C4" style:family="table-cell">
      <style:table-cell-properties style:vertical-align="middle" fo:padding-left="0.268cm" fo:padding-right="0.268cm" fo:padding-top="0.049cm" fo:padding-bottom="0.049cm" fo:border="0.05pt inset #d5d5d5"/>
    </style:style>
    <style:style style:name="Table1.A5" style:family="table-cell">
      <style:table-cell-properties style:vertical-align="middle" fo:padding-left="0.268cm" fo:padding-right="0.268cm" fo:padding-top="0.049cm" fo:padding-bottom="0.049cm" fo:border="0.05pt inset #d5d5d5"/>
    </style:style>
    <style:style style:name="Table1.B5" style:family="table-cell">
      <style:table-cell-properties style:vertical-align="middle" fo:padding-left="0.268cm" fo:padding-right="0.268cm" fo:padding-top="0.049cm" fo:padding-bottom="0.049cm" fo:border="0.05pt inset #d5d5d5"/>
    </style:style>
    <style:style style:name="Table1.C5" style:family="table-cell">
      <style:table-cell-properties style:vertical-align="middle" fo:padding-left="0.268cm" fo:padding-right="0.268cm" fo:padding-top="0.049cm" fo:padding-bottom="0.049cm" fo:border="0.05pt inset #d5d5d5"/>
    </style:style>
    <style:style style:name="Table1.A6" style:family="table-cell">
      <style:table-cell-properties style:vertical-align="middle" fo:padding-left="0.268cm" fo:padding-right="0.268cm" fo:padding-top="0.049cm" fo:padding-bottom="0.049cm" fo:border="0.05pt inset #d5d5d5"/>
    </style:style>
    <style:style style:name="Table1.B6" style:family="table-cell">
      <style:table-cell-properties style:vertical-align="middle" fo:padding-left="0.268cm" fo:padding-right="0.268cm" fo:padding-top="0.049cm" fo:padding-bottom="0.049cm" fo:border="0.05pt inset #d5d5d5"/>
    </style:style>
    <style:style style:name="Table1.C6" style:family="table-cell">
      <style:table-cell-properties style:vertical-align="middle" fo:padding-left="0.268cm" fo:padding-right="0.268cm" fo:padding-top="0.049cm" fo:padding-bottom="0.049cm" fo:border="0.05pt inset #d5d5d5"/>
    </style:style>
    <style:style style:name="Table1.A7" style:family="table-cell">
      <style:table-cell-properties style:vertical-align="middle" fo:padding-left="0.268cm" fo:padding-right="0.268cm" fo:padding-top="0.049cm" fo:padding-bottom="0.049cm" fo:border="0.05pt inset #d5d5d5"/>
    </style:style>
    <style:style style:name="Table1.B7" style:family="table-cell">
      <style:table-cell-properties style:vertical-align="middle" fo:padding-left="0.268cm" fo:padding-right="0.268cm" fo:padding-top="0.049cm" fo:padding-bottom="0.049cm" fo:border="0.05pt inset #d5d5d5"/>
    </style:style>
    <style:style style:name="Table1.C7" style:family="table-cell">
      <style:table-cell-properties style:vertical-align="middle" fo:padding-left="0.268cm" fo:padding-right="0.268cm" fo:padding-top="0.049cm" fo:padding-bottom="0.049cm" fo:border="0.05pt inset #d5d5d5"/>
    </style:style>
    <style:style style:name="Table1.A8" style:family="table-cell">
      <style:table-cell-properties style:vertical-align="middle" fo:padding-left="0.268cm" fo:padding-right="0.268cm" fo:padding-top="0.049cm" fo:padding-bottom="0.049cm" fo:border="0.05pt inset #d5d5d5"/>
    </style:style>
    <style:style style:name="Table1.B8" style:family="table-cell">
      <style:table-cell-properties style:vertical-align="middle" fo:padding-left="0.268cm" fo:padding-right="0.268cm" fo:padding-top="0.049cm" fo:padding-bottom="0.049cm" fo:border="0.05pt inset #d5d5d5"/>
    </style:style>
    <style:style style:name="Table1.C8" style:family="table-cell">
      <style:table-cell-properties style:vertical-align="middle" fo:padding-left="0.268cm" fo:padding-right="0.268cm" fo:padding-top="0.049cm" fo:padding-bottom="0.049cm" fo:border="0.05pt inset #d5d5d5"/>
    </style:style>
    <style:style style:name="Table1.A9" style:family="table-cell">
      <style:table-cell-properties style:vertical-align="middle" fo:padding-left="0.268cm" fo:padding-right="0.268cm" fo:padding-top="0.049cm" fo:padding-bottom="0.049cm" fo:border="0.05pt inset #d5d5d5"/>
    </style:style>
    <style:style style:name="Table1.B9" style:family="table-cell">
      <style:table-cell-properties style:vertical-align="middle" fo:padding-left="0.268cm" fo:padding-right="0.268cm" fo:padding-top="0.049cm" fo:padding-bottom="0.049cm" fo:border="0.05pt inset #d5d5d5"/>
    </style:style>
    <style:style style:name="Table1.C9" style:family="table-cell">
      <style:table-cell-properties style:vertical-align="middle" fo:padding-left="0.268cm" fo:padding-right="0.268cm" fo:padding-top="0.049cm" fo:padding-bottom="0.049cm" fo:border="0.05pt inset #d5d5d5"/>
    </style:style>
    <style:style style:name="Table1.A10" style:family="table-cell">
      <style:table-cell-properties style:vertical-align="middle" fo:padding-left="0.268cm" fo:padding-right="0.268cm" fo:padding-top="0.049cm" fo:padding-bottom="0.049cm" fo:border="0.05pt inset #d5d5d5"/>
    </style:style>
    <style:style style:name="Table1.B10" style:family="table-cell">
      <style:table-cell-properties style:vertical-align="middle" fo:padding-left="0.268cm" fo:padding-right="0.268cm" fo:padding-top="0.049cm" fo:padding-bottom="0.049cm" fo:border="0.05pt inset #d5d5d5"/>
    </style:style>
    <style:style style:name="Table1.C10" style:family="table-cell">
      <style:table-cell-properties style:vertical-align="middle" fo:padding-left="0.268cm" fo:padding-right="0.268cm" fo:padding-top="0.049cm" fo:padding-bottom="0.049cm" fo:border="0.05pt inset #d5d5d5"/>
    </style:style>
    <style:style style:name="Table1.A11" style:family="table-cell">
      <style:table-cell-properties style:vertical-align="middle" fo:padding-left="0.268cm" fo:padding-right="0.268cm" fo:padding-top="0.049cm" fo:padding-bottom="0.049cm" fo:border="0.05pt inset #d5d5d5"/>
    </style:style>
    <style:style style:name="Table1.B11" style:family="table-cell">
      <style:table-cell-properties style:vertical-align="middle" fo:padding-left="0.268cm" fo:padding-right="0.268cm" fo:padding-top="0.049cm" fo:padding-bottom="0.049cm" fo:border="0.05pt inset #d5d5d5"/>
    </style:style>
    <style:style style:name="Table1.C11" style:family="table-cell">
      <style:table-cell-properties style:vertical-align="middle" fo:padding-left="0.268cm" fo:padding-right="0.268cm" fo:padding-top="0.049cm" fo:padding-bottom="0.049cm" fo:border="0.05pt inset #d5d5d5"/>
    </style:style>
    <style:style style:name="Table1.A12" style:family="table-cell">
      <style:table-cell-properties style:vertical-align="middle" fo:padding-left="0.268cm" fo:padding-right="0.268cm" fo:padding-top="0.049cm" fo:padding-bottom="0.049cm" fo:border="0.05pt inset #d5d5d5"/>
    </style:style>
    <style:style style:name="Table1.B12" style:family="table-cell">
      <style:table-cell-properties style:vertical-align="middle" fo:padding-left="0.268cm" fo:padding-right="0.268cm" fo:padding-top="0.049cm" fo:padding-bottom="0.049cm" fo:border="0.05pt inset #d5d5d5"/>
    </style:style>
    <style:style style:name="Table1.C12" style:family="table-cell">
      <style:table-cell-properties style:vertical-align="middle" fo:padding-left="0.268cm" fo:padding-right="0.268cm" fo:padding-top="0.049cm" fo:padding-bottom="0.049cm" fo:border="0.05pt inset #d5d5d5"/>
    </style:style>
    <style:style style:name="Table1.A13" style:family="table-cell">
      <style:table-cell-properties style:vertical-align="middle" fo:padding-left="0.268cm" fo:padding-right="0.268cm" fo:padding-top="0.049cm" fo:padding-bottom="0.049cm" fo:border="0.05pt inset #d5d5d5"/>
    </style:style>
    <style:style style:name="Table1.B13" style:family="table-cell">
      <style:table-cell-properties style:vertical-align="middle" fo:padding-left="0.268cm" fo:padding-right="0.268cm" fo:padding-top="0.049cm" fo:padding-bottom="0.049cm" fo:border="0.05pt inset #d5d5d5"/>
    </style:style>
    <style:style style:name="Table1.C13" style:family="table-cell">
      <style:table-cell-properties style:vertical-align="middle" fo:padding-left="0.268cm" fo:padding-right="0.268cm" fo:padding-top="0.049cm" fo:padding-bottom="0.049cm" fo:border="0.05pt inset #d5d5d5"/>
    </style:style>
    <style:style style:name="Table2" style:family="table">
      <style:table-properties style:width="17cm" table:align="left"/>
    </style:style>
    <style:style style:name="Table2.A" style:family="table-column">
      <style:table-column-properties style:column-width="5.181cm"/>
    </style:style>
    <style:style style:name="Table2.B" style:family="table-column">
      <style:table-column-properties style:column-width="5.756cm"/>
    </style:style>
    <style:style style:name="Table2.C" style:family="table-column">
      <style:table-column-properties style:column-width="6.064cm"/>
    </style:style>
    <style:style style:name="Table2.A1" style:family="table-cell">
      <style:table-cell-properties style:vertical-align="middle" fo:background-color="#ef3101" fo:padding-left="0.268cm" fo:padding-right="0.268cm" fo:padding-top="0.049cm" fo:padding-bottom="0.049cm" fo:border="0.05pt inset #d5d5d5">
        <style:background-image/>
      </style:table-cell-properties>
    </style:style>
    <style:style style:name="Table2.A2" style:family="table-cell">
      <style:table-cell-properties style:vertical-align="middle" fo:padding-left="0.268cm" fo:padding-right="0.268cm" fo:padding-top="0.049cm" fo:padding-bottom="0.049cm" fo:border="0.05pt inset #d5d5d5"/>
    </style:style>
    <style:style style:name="Table2.B2" style:family="table-cell">
      <style:table-cell-properties style:vertical-align="middle" fo:padding-left="0.268cm" fo:padding-right="0.268cm" fo:padding-top="0.049cm" fo:padding-bottom="0.049cm" fo:border="0.05pt inset #d5d5d5"/>
    </style:style>
    <style:style style:name="Table2.C2" style:family="table-cell">
      <style:table-cell-properties style:vertical-align="middle" fo:padding-left="0.268cm" fo:padding-right="0.268cm" fo:padding-top="0.049cm" fo:padding-bottom="0.049cm" fo:border="0.05pt inset #d5d5d5"/>
    </style:style>
    <style:style style:name="Table2.A3" style:family="table-cell">
      <style:table-cell-properties style:vertical-align="middle" fo:padding-left="0.268cm" fo:padding-right="0.268cm" fo:padding-top="0.049cm" fo:padding-bottom="0.049cm" fo:border="0.05pt inset #d5d5d5"/>
    </style:style>
    <style:style style:name="Table2.B3" style:family="table-cell">
      <style:table-cell-properties style:vertical-align="middle" fo:padding-left="0.268cm" fo:padding-right="0.268cm" fo:padding-top="0.049cm" fo:padding-bottom="0.049cm" fo:border="0.05pt inset #d5d5d5"/>
    </style:style>
    <style:style style:name="Table2.C3" style:family="table-cell">
      <style:table-cell-properties style:vertical-align="middle" fo:padding-left="0.268cm" fo:padding-right="0.268cm" fo:padding-top="0.049cm" fo:padding-bottom="0.049cm" fo:border="0.05pt inset #d5d5d5"/>
    </style:style>
    <style:style style:name="Table2.A4" style:family="table-cell">
      <style:table-cell-properties style:vertical-align="middle" fo:padding-left="0.268cm" fo:padding-right="0.268cm" fo:padding-top="0.049cm" fo:padding-bottom="0.049cm" fo:border="0.05pt inset #d5d5d5"/>
    </style:style>
    <style:style style:name="Table2.B4" style:family="table-cell">
      <style:table-cell-properties style:vertical-align="middle" fo:padding-left="0.268cm" fo:padding-right="0.268cm" fo:padding-top="0.049cm" fo:padding-bottom="0.049cm" fo:border="0.05pt inset #d5d5d5"/>
    </style:style>
    <style:style style:name="Table2.C4" style:family="table-cell">
      <style:table-cell-properties style:vertical-align="middle" fo:padding-left="0.268cm" fo:padding-right="0.268cm" fo:padding-top="0.049cm" fo:padding-bottom="0.049cm" fo:border="0.05pt inset #d5d5d5"/>
    </style:style>
    <style:style style:name="Table2.A5" style:family="table-cell">
      <style:table-cell-properties style:vertical-align="middle" fo:padding-left="0.268cm" fo:padding-right="0.268cm" fo:padding-top="0.049cm" fo:padding-bottom="0.049cm" fo:border="0.05pt inset #d5d5d5"/>
    </style:style>
    <style:style style:name="Table2.B5" style:family="table-cell">
      <style:table-cell-properties style:vertical-align="middle" fo:padding-left="0.268cm" fo:padding-right="0.268cm" fo:padding-top="0.049cm" fo:padding-bottom="0.049cm" fo:border="0.05pt inset #d5d5d5"/>
    </style:style>
    <style:style style:name="Table2.C5" style:family="table-cell">
      <style:table-cell-properties style:vertical-align="middle" fo:padding-left="0.268cm" fo:padding-right="0.268cm" fo:padding-top="0.049cm" fo:padding-bottom="0.049cm" fo:border="0.05pt inset #d5d5d5"/>
    </style:style>
    <style:style style:name="Table2.A6" style:family="table-cell">
      <style:table-cell-properties style:vertical-align="middle" fo:padding-left="0.268cm" fo:padding-right="0.268cm" fo:padding-top="0.049cm" fo:padding-bottom="0.049cm" fo:border="0.05pt inset #d5d5d5"/>
    </style:style>
    <style:style style:name="Table2.B6" style:family="table-cell">
      <style:table-cell-properties style:vertical-align="middle" fo:padding-left="0.268cm" fo:padding-right="0.268cm" fo:padding-top="0.049cm" fo:padding-bottom="0.049cm" fo:border="0.05pt inset #d5d5d5"/>
    </style:style>
    <style:style style:name="Table2.C6" style:family="table-cell">
      <style:table-cell-properties style:vertical-align="middle" fo:padding-left="0.268cm" fo:padding-right="0.268cm" fo:padding-top="0.049cm" fo:padding-bottom="0.049cm" fo:border="0.05pt inset #d5d5d5"/>
    </style:style>
    <style:style style:name="Table2.A7" style:family="table-cell">
      <style:table-cell-properties style:vertical-align="middle" fo:padding-left="0.268cm" fo:padding-right="0.268cm" fo:padding-top="0.049cm" fo:padding-bottom="0.049cm" fo:border="0.05pt inset #d5d5d5"/>
    </style:style>
    <style:style style:name="Table2.B7" style:family="table-cell">
      <style:table-cell-properties style:vertical-align="middle" fo:padding-left="0.268cm" fo:padding-right="0.268cm" fo:padding-top="0.049cm" fo:padding-bottom="0.049cm" fo:border="0.05pt inset #d5d5d5"/>
    </style:style>
    <style:style style:name="Table2.C7" style:family="table-cell">
      <style:table-cell-properties style:vertical-align="middle" fo:padding-left="0.268cm" fo:padding-right="0.268cm" fo:padding-top="0.049cm" fo:padding-bottom="0.049cm" fo:border="0.05pt inset #d5d5d5"/>
    </style:style>
    <style:style style:name="Table2.A8" style:family="table-cell">
      <style:table-cell-properties style:vertical-align="middle" fo:padding-left="0.268cm" fo:padding-right="0.268cm" fo:padding-top="0.049cm" fo:padding-bottom="0.049cm" fo:border="0.05pt inset #d5d5d5"/>
    </style:style>
    <style:style style:name="Table2.B8" style:family="table-cell">
      <style:table-cell-properties style:vertical-align="middle" fo:padding-left="0.268cm" fo:padding-right="0.268cm" fo:padding-top="0.049cm" fo:padding-bottom="0.049cm" fo:border="0.05pt inset #d5d5d5"/>
    </style:style>
    <style:style style:name="Table2.C8" style:family="table-cell">
      <style:table-cell-properties style:vertical-align="middle" fo:padding-left="0.268cm" fo:padding-right="0.268cm" fo:padding-top="0.049cm" fo:padding-bottom="0.049cm" fo:border="0.05pt inset #d5d5d5"/>
    </style:style>
    <style:style style:name="Table2.A9" style:family="table-cell">
      <style:table-cell-properties style:vertical-align="middle" fo:padding-left="0.268cm" fo:padding-right="0.268cm" fo:padding-top="0.049cm" fo:padding-bottom="0.049cm" fo:border="0.05pt inset #d5d5d5"/>
    </style:style>
    <style:style style:name="Table2.B9" style:family="table-cell">
      <style:table-cell-properties style:vertical-align="middle" fo:padding-left="0.268cm" fo:padding-right="0.268cm" fo:padding-top="0.049cm" fo:padding-bottom="0.049cm" fo:border="0.05pt inset #d5d5d5"/>
    </style:style>
    <style:style style:name="Table2.C9" style:family="table-cell">
      <style:table-cell-properties style:vertical-align="middle" fo:padding-left="0.268cm" fo:padding-right="0.268cm" fo:padding-top="0.049cm" fo:padding-bottom="0.049cm" fo:border="0.05pt inset #d5d5d5"/>
    </style:style>
    <style:style style:name="Table2.A10" style:family="table-cell">
      <style:table-cell-properties style:vertical-align="middle" fo:padding-left="0.268cm" fo:padding-right="0.268cm" fo:padding-top="0.049cm" fo:padding-bottom="0.049cm" fo:border="0.05pt inset #d5d5d5"/>
    </style:style>
    <style:style style:name="Table2.B10" style:family="table-cell">
      <style:table-cell-properties style:vertical-align="middle" fo:padding-left="0.268cm" fo:padding-right="0.268cm" fo:padding-top="0.049cm" fo:padding-bottom="0.049cm" fo:border="0.05pt inset #d5d5d5"/>
    </style:style>
    <style:style style:name="Table2.C10" style:family="table-cell">
      <style:table-cell-properties style:vertical-align="middle" fo:padding-left="0.268cm" fo:padding-right="0.268cm" fo:padding-top="0.049cm" fo:padding-bottom="0.049cm" fo:border="0.05pt inset #d5d5d5"/>
    </style:style>
    <style:style style:name="Table2.A11" style:family="table-cell">
      <style:table-cell-properties style:vertical-align="middle" fo:padding-left="0.268cm" fo:padding-right="0.268cm" fo:padding-top="0.049cm" fo:padding-bottom="0.049cm" fo:border="0.05pt inset #d5d5d5"/>
    </style:style>
    <style:style style:name="Table2.B11" style:family="table-cell">
      <style:table-cell-properties style:vertical-align="middle" fo:padding-left="0.268cm" fo:padding-right="0.268cm" fo:padding-top="0.049cm" fo:padding-bottom="0.049cm" fo:border="0.05pt inset #d5d5d5"/>
    </style:style>
    <style:style style:name="Table2.C11" style:family="table-cell">
      <style:table-cell-properties style:vertical-align="middle" fo:padding-left="0.268cm" fo:padding-right="0.268cm" fo:padding-top="0.049cm" fo:padding-bottom="0.049cm" fo:border="0.05pt inset #d5d5d5"/>
    </style:style>
    <style:style style:name="Table2.A12" style:family="table-cell">
      <style:table-cell-properties style:vertical-align="middle" fo:padding-left="0.268cm" fo:padding-right="0.268cm" fo:padding-top="0.049cm" fo:padding-bottom="0.049cm" fo:border="0.05pt inset #d5d5d5"/>
    </style:style>
    <style:style style:name="Table2.B12" style:family="table-cell">
      <style:table-cell-properties style:vertical-align="middle" fo:padding-left="0.268cm" fo:padding-right="0.268cm" fo:padding-top="0.049cm" fo:padding-bottom="0.049cm" fo:border="0.05pt inset #d5d5d5"/>
    </style:style>
    <style:style style:name="Table2.C12" style:family="table-cell">
      <style:table-cell-properties style:vertical-align="middle" fo:padding-left="0.268cm" fo:padding-right="0.268cm" fo:padding-top="0.049cm" fo:padding-bottom="0.049cm" fo:border="0.05pt inset #d5d5d5"/>
    </style:style>
    <style:style style:name="Table2.A13" style:family="table-cell">
      <style:table-cell-properties style:vertical-align="middle" fo:padding-left="0.268cm" fo:padding-right="0.268cm" fo:padding-top="0.049cm" fo:padding-bottom="0.049cm" fo:border="0.05pt inset #d5d5d5"/>
    </style:style>
    <style:style style:name="Table2.B13" style:family="table-cell">
      <style:table-cell-properties style:vertical-align="middle" fo:padding-left="0.268cm" fo:padding-right="0.268cm" fo:padding-top="0.049cm" fo:padding-bottom="0.049cm" fo:border="0.05pt inset #d5d5d5"/>
    </style:style>
    <style:style style:name="Table2.C13" style:family="table-cell">
      <style:table-cell-properties style:vertical-align="middle" fo:padding-left="0.268cm" fo:padding-right="0.268cm" fo:padding-top="0.049cm" fo:padding-bottom="0.049cm" fo:border="0.05pt inset #d5d5d5"/>
    </style:style>
    <style:style style:name="P1" style:family="paragraph" style:parent-style-name="Standard">
      <style:text-properties officeooo:rsid="0017ef03" officeooo:paragraph-rsid="0017ef03"/>
    </style:style>
    <style:style style:name="P2" style:family="paragraph" style:parent-style-name="Standard">
      <style:text-properties officeooo:rsid="0018bcaa" officeooo:paragraph-rsid="0018bcaa"/>
    </style:style>
    <style:style style:name="P3" style:family="paragraph" style:parent-style-name="Text_20_body">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454d52" style:font-name="Lato" fo:font-size="10.6000003814697pt" fo:letter-spacing="normal" fo:font-style="normal" fo:font-weight="normal"/>
    </style:style>
    <style:style style:name="P4" style:family="paragraph" style:parent-style-name="Text_20_body">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454d52" style:font-name="Lato" fo:font-size="10.6000003814697pt" fo:letter-spacing="normal" fo:font-style="normal" fo:font-weight="normal" officeooo:paragraph-rsid="0018bcaa"/>
    </style:style>
    <style:style style:name="P5" style:family="paragraph" style:parent-style-name="Text_20_body">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454d52" style:font-name="Lato" fo:font-size="10.6000003814697pt" fo:letter-spacing="normal" fo:font-style="normal" fo:font-weight="normal" officeooo:rsid="0018bcaa" officeooo:paragraph-rsid="0018bcaa"/>
    </style:style>
    <style:style style:name="P6" style:family="paragraph" style:parent-style-name="Text_20_body">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454d52" style:font-name="Lato" fo:font-size="10.6000003814697pt" fo:letter-spacing="normal" fo:font-style="normal" fo:font-weight="normal" officeooo:rsid="0017ef03" officeooo:paragraph-rsid="0018bcaa"/>
    </style:style>
    <style:style style:name="P7" style:family="paragraph" style:parent-style-name="Text_20_body">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454d52" fo:letter-spacing="normal"/>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454d52" style:font-name="Lato" fo:font-size="10.6000003814697pt" fo:letter-spacing="normal" fo:font-style="normal" fo:font-weight="normal" fo:background-color="#ffffff" fo:padding="0cm" fo:border="none"/>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454d52" style:font-name="Lato" fo:font-size="10.6000003814697pt" fo:letter-spacing="normal" fo:font-style="normal" fo:font-weight="normal"/>
    </style:style>
    <style:style style:name="P11" style:family="paragraph" style:parent-style-name="Text_20_body" style:list-style-name="L7">
      <style:paragraph-properties fo:margin-left="0cm" fo:margin-right="0cm" fo:margin-top="0cm" fo:margin-bottom="0cm" style:contextual-spacing="false" fo:text-align="justify" style:justify-single-word="false" fo:orphans="2" fo:widows="2" fo:text-indent="0cm" style:auto-text-indent="false" fo:background-color="#f5f5f5" fo:padding="0cm" fo:border="none">
        <style:background-image/>
      </style:paragraph-properties>
      <style:text-properties fo:font-variant="normal" fo:text-transform="none" fo:color="#454d52" style:text-line-through-style="none" style:text-line-through-type="none" style:font-name="Lato" fo:font-size="9.85000038146973pt" fo:letter-spacing="normal" fo:font-style="normal" style:text-underline-style="none" fo:font-weight="normal" style:text-blinking="false"/>
    </style:style>
    <style:style style:name="P12" style:family="paragraph" style:parent-style-name="Text_20_body" style:list-style-name="L1">
      <style:paragraph-properties fo:margin-left="0cm" fo:margin-right="0.053cm" fo:margin-top="0cm" fo:margin-bottom="0cm" style:contextual-spacing="false" fo:text-align="justify" style:justify-single-word="false" fo:orphans="2" fo:widows="2" fo:text-indent="0cm" style:auto-text-indent="false" fo:padding="0cm" fo:border="none"/>
    </style:style>
    <style:style style:name="P13" style:family="paragraph" style:parent-style-name="Text_20_body" style:list-style-name="L2">
      <style:paragraph-properties fo:margin-left="0cm" fo:margin-right="0.053cm" fo:margin-top="0cm" fo:margin-bottom="0cm" style:contextual-spacing="false" fo:text-align="justify" style:justify-single-word="false" fo:orphans="2" fo:widows="2" fo:text-indent="0cm" style:auto-text-indent="false" fo:padding="0cm" fo:border="none"/>
    </style:style>
    <style:style style:name="P14" style:family="paragraph" style:parent-style-name="Text_20_body" style:list-style-name="L3">
      <style:paragraph-properties fo:margin-left="0cm" fo:margin-right="0.053cm" fo:margin-top="0cm" fo:margin-bottom="0cm" style:contextual-spacing="false" fo:text-align="justify" style:justify-single-word="false" fo:orphans="2" fo:widows="2" fo:text-indent="0cm" style:auto-text-indent="false" fo:padding="0cm" fo:border="none"/>
    </style:style>
    <style:style style:name="P15" style:family="paragraph" style:parent-style-name="Text_20_body" style:list-style-name="L4">
      <style:paragraph-properties fo:margin-left="0cm" fo:margin-right="0.053cm" fo:margin-top="0cm" fo:margin-bottom="0cm" style:contextual-spacing="false" fo:text-align="justify" style:justify-single-word="false" fo:orphans="2" fo:widows="2" fo:text-indent="0cm" style:auto-text-indent="false" fo:padding="0cm" fo:border="none"/>
    </style:style>
    <style:style style:name="P16" style:family="paragraph" style:parent-style-name="Text_20_body" style:list-style-name="L5">
      <style:paragraph-properties fo:margin-left="0cm" fo:margin-right="0.053cm" fo:margin-top="0cm" fo:margin-bottom="0cm" style:contextual-spacing="false" fo:text-align="justify" style:justify-single-word="false" fo:orphans="2" fo:widows="2" fo:text-indent="0cm" style:auto-text-indent="false" fo:padding="0cm" fo:border="none"/>
    </style:style>
    <style:style style:name="P17" style:family="paragraph" style:parent-style-name="Text_20_body" style:list-style-name="L6">
      <style:paragraph-properties fo:margin-left="0cm" fo:margin-right="0.053cm" fo:margin-top="0cm" fo:margin-bottom="0cm" style:contextual-spacing="false" fo:text-align="justify" style:justify-single-word="false" fo:orphans="2" fo:widows="2" fo:text-indent="0cm" style:auto-text-indent="false" fo:padding="0cm" fo:border="none"/>
    </style:style>
    <style:style style:name="P18" style:family="paragraph" style:parent-style-name="Heading_20_3">
      <style:text-properties fo:font-variant="normal" fo:text-transform="none" fo:color="#3371c0" style:font-name="Droid serif" fo:font-size="12.1499996185303pt" fo:letter-spacing="normal" fo:font-style="normal" fo:font-weight="normal" officeooo:rsid="0017ef03" officeooo:paragraph-rsid="0017ef03" fo:background-color="#ffffff" fo:padding="0cm" fo:border="none"/>
    </style:style>
    <style:style style:name="P19" style:family="paragraph" style:parent-style-name="Heading_20_3">
      <style:text-properties fo:font-variant="normal" fo:text-transform="none" fo:color="#3371c0" style:font-name="Droid serif" fo:font-size="12.1499996185303pt" fo:letter-spacing="normal" fo:font-style="normal" fo:font-weight="normal" officeooo:rsid="0017ef03" officeooo:paragraph-rsid="0018bcaa" fo:background-color="#ffffff" fo:padding="0cm" fo:border="none"/>
    </style:style>
    <style:style style:name="P20" style:family="paragraph" style:parent-style-name="Heading_20_3">
      <style:text-properties fo:font-variant="normal" fo:text-transform="none" fo:color="#454d52" style:font-name="Lato" fo:font-size="10.6000003814697pt" fo:letter-spacing="normal" fo:font-style="normal" fo:font-weight="normal" officeooo:paragraph-rsid="0017ef03"/>
    </style:style>
    <style:style style:name="P21" style:family="paragraph" style:parent-style-name="Heading_20_3">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3371c0" style:font-name="Droid serif" fo:font-size="12.1499996185303pt" fo:letter-spacing="normal" fo:font-style="normal" fo:font-weight="normal" fo:background-color="#ffffff" fo:padding="0cm" fo:border="none"/>
    </style:style>
    <style:style style:name="P22" style:family="paragraph" style:parent-style-name="Heading_20_3">
      <style:paragraph-properties fo:margin-left="0cm" fo:margin-right="0cm" fo:margin-top="0cm" fo:margin-bottom="0.4cm" style:contextual-spacing="false" fo:text-align="justify" style:justify-single-word="false" fo:orphans="2" fo:widows="2" fo:text-indent="0cm" style:auto-text-indent="false" fo:padding="0cm" fo:border="none"/>
      <style:text-properties fo:font-variant="normal" fo:text-transform="none" fo:color="#3371c0" style:font-name="Droid serif" fo:font-size="12.1499996185303pt" fo:letter-spacing="normal" fo:font-style="normal" fo:font-weight="normal" officeooo:rsid="0018bcaa" officeooo:paragraph-rsid="0018bcaa" fo:background-color="#ffffff" fo:padding="0cm" fo:border="none"/>
    </style:style>
    <style:style style:name="P23" style:family="paragraph" style:parent-style-name="Table_20_Contents">
      <style:paragraph-properties fo:margin-left="0cm" fo:margin-right="0cm" fo:margin-top="0cm" fo:margin-bottom="0cm" style:contextual-spacing="false" fo:text-indent="0cm" style:auto-text-indent="false"/>
    </style:style>
    <style:style style:name="P24" style:family="paragraph" style:parent-style-name="Table_20_Contents">
      <style:paragraph-properties fo:margin-left="0cm" fo:margin-right="0cm" fo:margin-top="0cm" fo:margin-bottom="0cm" style:contextual-spacing="false" fo:text-indent="0cm" style:auto-text-indent="false"/>
      <style:text-properties style:font-name="verdana" fo:font-size="10pt"/>
    </style:style>
    <style:style style:name="T1" style:family="text">
      <style:text-properties fo:font-variant="normal" fo:text-transform="none" fo:color="#252525" style:font-name="sans-serif" fo:font-size="10.6000003814697pt" fo:letter-spacing="normal" fo:font-style="normal" fo:font-weight="normal"/>
    </style:style>
    <style:style style:name="T2" style:family="text">
      <style:text-properties fo:font-variant="normal" fo:text-transform="none" fo:color="#0b0080" style:text-line-through-style="none" style:text-line-through-type="none" style:font-name="sans-serif" fo:font-size="10.6000003814697pt" fo:letter-spacing="normal" fo:font-style="normal" style:text-underline-style="none" fo:font-weight="normal" style:text-blinking="false" fo:background-color="#ffffff" loext:char-shading-value="0"/>
    </style:style>
    <style:style style:name="T3" style:family="text">
      <style:text-properties fo:font-variant="normal" fo:text-transform="none" fo:color="#0b0080" style:text-line-through-style="none" style:text-line-through-type="none" style:font-name="sans-serif" fo:font-size="8.35000038146973pt" fo:letter-spacing="normal" fo:font-style="normal" style:text-underline-style="none" fo:font-weight="normal" style:text-blinking="false"/>
    </style:style>
    <style:style style:name="T4" style:family="text">
      <style:text-properties fo:font-variant="normal" fo:text-transform="none" fo:color="#454d52" style:font-name="Lato" fo:font-size="10.6000003814697pt" fo:letter-spacing="normal" fo:font-style="normal" fo:font-weight="bold" fo:padding="0cm" fo:border="none"/>
    </style:style>
    <style:style style:name="T5" style:family="text">
      <style:text-properties fo:font-variant="normal" fo:text-transform="none" fo:color="#454d52" style:font-name="Lato" fo:font-size="10.6000003814697pt" fo:letter-spacing="normal" fo:font-style="normal" fo:font-weight="bold" fo:background-color="#ffffff" loext:char-shading-value="0" fo:padding="0cm" fo:border="none"/>
    </style:style>
    <style:style style:name="T6" style:family="text">
      <style:text-properties fo:font-variant="normal" fo:text-transform="none" fo:color="#454d52" style:font-name="Lato" fo:font-size="10.6000003814697pt" fo:letter-spacing="normal" fo:font-style="normal" fo:font-weight="normal"/>
    </style:style>
    <style:style style:name="T7" style:family="text">
      <style:text-properties fo:font-variant="normal" fo:text-transform="none" fo:color="#454d52" style:font-name="Lato" fo:font-size="10.6000003814697pt" fo:letter-spacing="normal" fo:font-style="normal" fo:font-weight="normal" fo:background-color="#ffffff" loext:char-shading-value="0" fo:padding="0cm" fo:border="none"/>
    </style:style>
    <style:style style:name="T8" style:family="text">
      <style:text-properties fo:font-variant="normal" fo:text-transform="none" fo:color="#454d52" style:font-name="Lato" fo:font-size="10.6000003814697pt" fo:letter-spacing="normal" fo:font-style="normal" fo:font-weight="normal" fo:padding="0cm" fo:border="none"/>
    </style:style>
    <style:style style:name="T9" style:family="text">
      <style:text-properties fo:font-variant="normal" fo:text-transform="none" fo:color="#454d52" style:font-name="Lato" fo:font-size="10.6000003814697pt" fo:letter-spacing="normal" fo:font-style="normal" style:text-underline-style="solid" style:text-underline-width="auto" style:text-underline-color="font-color" fo:font-weight="bold" fo:padding="0cm" fo:border="none"/>
    </style:style>
    <style:style style:name="T10" style:family="text">
      <style:text-properties fo:font-variant="normal" fo:text-transform="none" fo:color="#454d52" style:text-line-through-style="none" style:text-line-through-type="none" style:font-name="Lato" fo:font-size="9.85000038146973pt" fo:letter-spacing="normal" fo:font-style="normal" style:text-underline-style="none" fo:font-weight="bold" style:text-blinking="false" fo:padding="0cm" fo:border="none"/>
    </style:style>
    <style:style style:name="T11" style:family="text">
      <style:text-properties fo:background-color="#ffffff" loext:char-shading-value="0" fo:padding="0cm" fo:border="none"/>
    </style:style>
    <style:style style:name="T12" style:family="text">
      <style:text-properties style:font-name="Lato" fo:font-size="10.6000003814697pt" fo:font-style="normal" fo:font-weight="normal"/>
    </style:style>
    <style:style style:name="T13" style:family="text">
      <style:text-properties fo:color="#ffffff" style:font-name="verdana" fo:font-size="12.1499996185303pt" fo:font-weight="bold"/>
    </style:style>
    <style:style style:name="T14" style:family="text">
      <style:text-properties fo:color="#ffffff" style:font-name="verdana" fo:font-size="12.1499996185303pt" fo:font-weight="bold" fo:padding="0cm" fo:border="none"/>
    </style:style>
    <style:style style:name="T15" style:family="text">
      <style:text-properties style:font-name="verdana" fo:font-size="10pt" fo:font-weight="bold" fo:padding="0cm"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rupos Económicos</text:p>
      <text:p text:style-name="P1"><text:span text:style-name="T1">The Republic of Cyprus is a member of the following international groups: </text:span><text:a xlink:type="simple" xlink:href="https://en.wikipedia.org/wiki/Australia_Group"><text:span text:style-name="T2">Australia Group</text:span></text:a><text:span text:style-name="T1">, </text:span><text:a xlink:type="simple" xlink:href="https://en.wikipedia.org/wiki/Commonwealth_of_Nations"><text:span text:style-name="T2">CN</text:span></text:a><text:span text:style-name="T1">, </text:span><text:a xlink:type="simple" xlink:href="https://en.wikipedia.org/wiki/Council_of_Europe"><text:span text:style-name="T2">CE</text:span></text:a><text:span text:style-name="T1">, </text:span><text:a xlink:type="simple" xlink:href="https://en.wikipedia.org/wiki/CFSP"><text:span text:style-name="T2">CFSP</text:span></text:a><text:span text:style-name="T1">, </text:span><text:a xlink:type="simple" xlink:href="https://en.wikipedia.org/wiki/EBRD"><text:span text:style-name="T2">EBRD</text:span></text:a><text:span text:style-name="T1">, </text:span><text:a xlink:type="simple" xlink:href="https://en.wikipedia.org/wiki/European_Investment_Bank"><text:span text:style-name="T2">EIB</text:span></text:a><text:span text:style-name="T1">, </text:span><text:a xlink:type="simple" xlink:href="https://en.wikipedia.org/wiki/European_Union"><text:span text:style-name="T2">EU</text:span></text:a><text:span text:style-name="T1">, </text:span><text:a xlink:type="simple" xlink:href="https://en.wikipedia.org/wiki/FAO"><text:span text:style-name="T2">FAO</text:span></text:a><text:span text:style-name="T1">, </text:span><text:a xlink:type="simple" xlink:href="https://en.wikipedia.org/wiki/IAEA"><text:span text:style-name="T2">IAEA</text:span></text:a><text:span text:style-name="T1">, </text:span><text:a xlink:type="simple" xlink:href="https://en.wikipedia.org/wiki/IBRD"><text:span text:style-name="T2">IBRD</text:span></text:a><text:span text:style-name="T1">, </text:span><text:a xlink:type="simple" xlink:href="https://en.wikipedia.org/wiki/ICAO"><text:span text:style-name="T2">ICAO</text:span></text:a><text:span text:style-name="T1">, </text:span><text:a xlink:type="simple" xlink:href="https://en.wikipedia.org/wiki/International_Chamber_of_Commerce"><text:span text:style-name="T2">ICC</text:span></text:a><text:span text:style-name="T1">, </text:span><text:a xlink:type="simple" xlink:href="https://en.wikipedia.org/wiki/International_Criminal_Court"><text:span text:style-name="T2">ICCt</text:span></text:a><text:span text:style-name="T1">, </text:span><text:a xlink:type="simple" xlink:href="https://en.wikipedia.org/wiki/International_Trade_Union_Confederation"><text:span text:style-name="T2">ITUC</text:span></text:a><text:span text:style-name="T1">,</text:span><text:a xlink:type="simple" xlink:href="https://en.wikipedia.org/wiki/International_Development_Association"><text:span text:style-name="T2">IDA</text:span></text:a><text:span text:style-name="T1">, </text:span><text:a xlink:type="simple" xlink:href="https://en.wikipedia.org/wiki/IFAD"><text:span text:style-name="T2">IFAD</text:span></text:a><text:span text:style-name="T1">, </text:span><text:a xlink:type="simple" xlink:href="https://en.wikipedia.org/wiki/International_Finance_Corporation"><text:span text:style-name="T2">IFC</text:span></text:a><text:span text:style-name="T1">, </text:span><text:a xlink:type="simple" xlink:href="https://en.wikipedia.org/wiki/IHO"><text:span text:style-name="T2">IHO</text:span></text:a><text:span text:style-name="T1">, </text:span><text:a xlink:type="simple" xlink:href="https://en.wikipedia.org/wiki/International_Labour_Organization"><text:span text:style-name="T2">ILO</text:span></text:a><text:span text:style-name="T1">, </text:span><text:a xlink:type="simple" xlink:href="https://en.wikipedia.org/wiki/International_Monetary_Fund"><text:span text:style-name="T2">IMF</text:span></text:a><text:span text:style-name="T1">, </text:span><text:a xlink:type="simple" xlink:href="https://en.wikipedia.org/wiki/International_Meteorological_Organization"><text:span text:style-name="T2">IMO</text:span></text:a><text:span text:style-name="T1">, </text:span><text:a xlink:type="simple" xlink:href="https://en.wikipedia.org/wiki/Interpol"><text:span text:style-name="T2">Interpol</text:span></text:a><text:span text:style-name="T1">, </text:span><text:a xlink:type="simple" xlink:href="https://en.wikipedia.org/wiki/IOC"><text:span text:style-name="T2">IOC</text:span></text:a><text:span text:style-name="T1">, </text:span><text:a xlink:type="simple" xlink:href="https://en.wikipedia.org/wiki/International_Organization_for_Migration"><text:span text:style-name="T2">IOM</text:span></text:a><text:span text:style-name="T1">, </text:span><text:a xlink:type="simple" xlink:href="https://en.wikipedia.org/wiki/Inter-Parliamentary_Union"><text:span text:style-name="T2">IPU</text:span></text:a><text:span text:style-name="T1">, </text:span><text:a xlink:type="simple" xlink:href="https://en.wikipedia.org/wiki/ITU"><text:span text:style-name="T2">ITU</text:span></text:a><text:span text:style-name="T1">, </text:span><text:a xlink:type="simple" xlink:href="https://en.wikipedia.org/wiki/MIGA"><text:span text:style-name="T2">MIGA</text:span></text:a><text:span text:style-name="T1">, </text:span><text:a xlink:type="simple" xlink:href="https://en.wikipedia.org/wiki/Non-Aligned_Movement"><text:span text:style-name="T2">NAM</text:span></text:a><text:span text:style-name="T1">, </text:span><text:a xlink:type="simple" xlink:href="https://en.wikipedia.org/wiki/Nuclear_Suppliers_Group"><text:span text:style-name="T2">NSG</text:span></text:a><text:span text:style-name="T1">, </text:span><text:a xlink:type="simple" xlink:href="https://en.wikipedia.org/wiki/OPCW"><text:span text:style-name="T2">OPCW</text:span></text:a><text:span text:style-name="T1">, </text:span><text:a xlink:type="simple" xlink:href="https://en.wikipedia.org/wiki/Organization_for_Security_and_Co-operation_in_Europe"><text:span text:style-name="T2">OSCE</text:span></text:a><text:span text:style-name="T1">, </text:span><text:a xlink:type="simple" xlink:href="https://en.wikipedia.org/wiki/Permanent_Court_of_Arbitration"><text:span text:style-name="T2">PCA</text:span></text:a><text:span text:style-name="T1">, </text:span><text:a xlink:type="simple" xlink:href="https://en.wikipedia.org/wiki/United_Nations"><text:span text:style-name="T2">UN</text:span></text:a><text:span text:style-name="T1">, </text:span><text:a xlink:type="simple" xlink:href="https://en.wikipedia.org/wiki/UNCTAD"><text:span text:style-name="T2">UNCTAD</text:span></text:a><text:span text:style-name="T1">, </text:span><text:a xlink:type="simple" xlink:href="https://en.wikipedia.org/wiki/UNESCO"><text:span text:style-name="T2">UNESCO</text:span></text:a><text:span text:style-name="T1">, </text:span><text:a xlink:type="simple" xlink:href="https://en.wikipedia.org/wiki/UNHCR"><text:span text:style-name="T2">UNHCR</text:span></text:a><text:span text:style-name="T1">, </text:span><text:a xlink:type="simple" xlink:href="https://en.wikipedia.org/wiki/United_Nations_Industrial_Development_Organization"><text:span text:style-name="T2">UNIDO</text:span></text:a><text:span text:style-name="T1">, </text:span><text:a xlink:type="simple" xlink:href="https://en.wikipedia.org/wiki/UPU"><text:span text:style-name="T2">UPU</text:span></text:a><text:span text:style-name="T1">, </text:span><text:a xlink:type="simple" xlink:href="https://en.wikipedia.org/wiki/World_Confederation_of_Labour"><text:span text:style-name="T2">WCL</text:span></text:a><text:span text:style-name="T1">,</text:span><text:a xlink:type="simple" xlink:href="https://en.wikipedia.org/wiki/World_Customs_Organization"><text:span text:style-name="T2">WCO</text:span></text:a><text:span text:style-name="T1">, </text:span><text:a xlink:type="simple" xlink:href="https://en.wikipedia.org/wiki/World_Federation_of_Trade_Unions"><text:span text:style-name="T2">WFTU</text:span></text:a><text:span text:style-name="T1">, </text:span><text:a xlink:type="simple" xlink:href="https://en.wikipedia.org/wiki/WHO"><text:span text:style-name="T2">WHO</text:span></text:a><text:span text:style-name="T1">, </text:span><text:a xlink:type="simple" xlink:href="https://en.wikipedia.org/wiki/WIPO"><text:span text:style-name="T2">WIPO</text:span></text:a><text:span text:style-name="T1">, </text:span><text:a xlink:type="simple" xlink:href="https://en.wikipedia.org/wiki/WMO"><text:span text:style-name="T2">WMO</text:span></text:a><text:span text:style-name="T1">, </text:span><text:a xlink:type="simple" xlink:href="https://en.wikipedia.org/wiki/WToO"><text:span text:style-name="T2">WToO</text:span></text:a><text:span text:style-name="T1">, </text:span><text:a xlink:type="simple" xlink:href="https://en.wikipedia.org/wiki/World_Trade_Organization"><text:span text:style-name="T2">WTO</text:span></text:a><text:span text:style-name="T1">.</text:span><text:bookmark text:name="cite_ref-145"/><text:a xlink:type="simple" xlink:href="https://en.wikipedia.org/wiki/Cyprus#cite_note-145">[141]</text:a><text:bookmark text:name="cite_ref-146"/><text:a xlink:type="simple" xlink:href="https://en.wikipedia.org/wiki/Cyprus#cite_note-146">[142]</text:a></text:p>
      <text:h text:style-name="P18" text:outline-level="3">Cuadro de organizaciones internacionales económicas y comerciales de la que el país es miembro</text:h>
      <text:list xml:id="list2493005269036770048" text:style-name="L7">
        <text:list-item>
          <text:p text:style-name="P11">La Organización de Naciones Unidas (1960).</text:p>
        </text:list-item>
        <text:list-item>
          <text:p text:style-name="P11">El Consejo de Europa (1961).</text:p>
        </text:list-item>
        <text:list-item>
          <text:p text:style-name="P11">La Commonwealth (1961).</text:p>
        </text:list-item>
        <text:list-item>
          <text:p text:style-name="P11">El Fondo Monetario Internacional (1962).</text:p>
        </text:list-item>
        <text:list-item>
          <text:p text:style-name="P11">El Banco Mundial (1962).</text:p>
        </text:list-item>
        <text:list-item>
          <text:p text:style-name="P11">La Organización para la Seguridad y la Cooperación en Europa (O.S.C.E.) (1975).                               </text:p>
        </text:list-item>
        <text:list-item>
          <text:p text:style-name="P11">Organización Marítima Internacional (1978).</text:p>
        </text:list-item>
        <text:list-item>
          <text:p text:style-name="P11">La Organización Mundial del Comercio (1995).</text:p>
        </text:list-item>
        <text:list-item>
          <text:p text:style-name="P11">La Unión Europea (desde el 1 de mayo de 2004) y la Eurozona (2008).</text:p>
        </text:list-item>
      </text:list>
      <text:p text:style-name="P2">http://www.icex.es/icex/es/navegacion-principal/todos-nuestros-servicios/informacion-de-mercados/paises/navegacion-principal/el-pais/informacion-economica-y-comercial/relaciones-economicas-internacionales/index.html?idPais=CY#8</text:p>
      <text:p text:style-name="P1"/>
      <text:p text:style-name="P1">Instituciones Internacionales</text:p>
      <text:h text:style-name="P18" text:outline-level="3">Resumen de las relaciones económicas internacionales</text:h>
      <text:p text:style-name="P8"><text:span text:style-name="Strong_20_Emphasis"><text:span text:style-name="T4">Zona Griega</text:span></text:span></text:p>
      <text:p text:style-name="P8"><text:span text:style-name="Strong_20_Emphasis"><text:span text:style-name="T5">La Unión Europea</text:span></text:span><text:span text:style-name="T7"> es el principal socio comercial de Chipre (44,21% de las exportaciones y el 71,32% de las importaciones en 2014).</text:span></text:p>
      <text:p text:style-name="P9">Las exportaciones chipriotas a la UE han pasado de 594,8 millones de euros en 2008 a 702,72 M€ en 2013. A pesar de esto debe destacarse que entre los años 2008 y 2009 se produjo una fuerte disminución. El dato correspondiente a 2014 es de 601,10 M€.</text:p>
      <text:p text:style-name="P9">Las importaciones por su parte han experimentado una gran disminución entre los años 2008 y 2013 (31,72%). La factura de importación procedente de la UE suponía en 2008 4.896,8 M€ y en 2013 3.343,72 M€. En 2014, esta factura registra 3.619.73 M€.</text:p>
      <text:p text:style-name="P8"><text:span text:style-name="T7">En cuanto a la existencia de conflictos internacionales, debe destacarse </text:span><text:span text:style-name="Strong_20_Emphasis"><text:span text:style-name="T5">la cuestión de Chipre</text:span></text:span><text:span text:style-name="T7">.</text:span></text:p>
      <text:p text:style-name="P8"><text:span text:style-name="Strong_20_Emphasis"><text:span text:style-name="T9">Con las Instituciones Financieras Internacionales</text:span></text:span></text:p>
      <text:list xml:id="list2458125286721597134" text:style-name="L1">
        <text:list-item>
          <text:p text:style-name="P12"><text:span text:style-name="Strong_20_Emphasis"><text:span text:style-name="T10">FMI</text:span></text:span></text:p>
        </text:list-item>
      </text:list>
      <text:p text:style-name="P3">La República de Chipre ingresó en el FMI el 21 de diciembre 1961. El 25 de Junio de 2012 el país se convirtió en el quinto socio europeo en solicitar ayuda financiera al Fondo Monetario Internacional.</text:p>
      <text:list xml:id="list5364622975720012812" text:style-name="L2">
        <text:list-item>
          <text:p text:style-name="P13"><text:span text:style-name="Strong_20_Emphasis"><text:span text:style-name="T10">Banco Mundial y entidades asociadas</text:span></text:span></text:p>
        </text:list-item>
      </text:list>
      <text:p text:style-name="P3">(i) Chipre no es beneficiaria de préstamo alguno por parte del Banco Mundial.</text:p>
      <text:p text:style-name="P3">(ii) Pertenece al Banco Internacional de Reconstrucción y Desarrollo (BIRD) desde el 21 de diciembre 1961. Chipre no es beneficiario de préstamo alguno procedente del mismo. </text:p>
      <text:p text:style-name="P3"><text:soft-page-break/>(iii) En el ámbito privado, durante el año 1983 y el año 1991 fue beneficiaria de sendos préstamos de la Corporación Financiera Internacional (IFC) dirigidos al sector de la hostelería y el turismo.</text:p>
      <text:p text:style-name="P3">(iv) Pertenece al ICSID (International Centre for Settlement of Investment Disputes), desde el año 1966.</text:p>
      <text:p text:style-name="P8"><text:span text:style-name="Strong_20_Emphasis"><text:span text:style-name="T9">Con la Organización Mundial de Comercio</text:span></text:span></text:p>
      <text:p text:style-name="P3">La República de Chipre pertenecía al GATT desde el 15 de julio 1963. La entrada en vigor de la OMC precipitó la eliminación de las restricciones cuantitativas y dio lugar a una mayor previsibilidad, sobre todo con la consolidación de la mayoría de los aranceles (Chipre es miembro de la OMC desde el 30 de Julio de 1995). Además, Chipre adoptó el Arancel Común Exterior de la UE (para productos procedentes de terceros países) en Enero 1998, y pertenece a la UE desde el 1 de Mayo 2004 (los Estados Miembros de la UE son Miembros de la OMC por derecho propio).</text:p>
      <text:p text:style-name="P8"><text:span text:style-name="Strong_20_Emphasis"><text:span text:style-name="T9">Con otros Organismos y Asociaciones</text:span></text:span></text:p>
      <text:list xml:id="list6029837850127679400" text:style-name="L3">
        <text:list-item>
          <text:p text:style-name="P14"><text:span text:style-name="Strong_20_Emphasis"><text:span text:style-name="T10">Chipre y las Naciones Unidas</text:span></text:span></text:p>
        </text:list-item>
      </text:list>
      <text:p text:style-name="P3">Chipre es miembro de las Naciones Unidas desde el 20 de septiembre de 1960. A través de su participación y pertenencia a los órganos de la ONU, el país contribuye a la promoción de los principios y propósitos de las Naciones Unidas y el fortalecimiento de la cooperación entre los miembros de la comunidad internacional.</text:p>
      <text:list xml:id="list2662425692723158700" text:style-name="L4">
        <text:list-item>
          <text:p text:style-name="P15"><text:span text:style-name="Strong_20_Emphasis"><text:span text:style-name="T10">Chipre y el Consejo de Europa</text:span></text:span></text:p>
        </text:list-item>
      </text:list>
      <text:p text:style-name="P8"><text:span text:style-name="T6">Chipre ha sido miembro del Consejo de Europa desde su independencia. Desde su adhesión en mayo de 1961, Chipre ha participado activamente en todos los organismos y órganos del Consejo, incluida la Asamblea Parlamentaria.</text:span><text:span text:style-name="Strong_20_Emphasis"><text:span text:style-name="T8"> </text:span></text:span></text:p>
      <text:list xml:id="list3342163213865081884" text:style-name="L5">
        <text:list-item>
          <text:p text:style-name="P16"><text:span text:style-name="Strong_20_Emphasis"><text:span text:style-name="T10">Chipre y la Organización Marítima Internacional</text:span></text:span></text:p>
        </text:list-item>
      </text:list>
      <text:p text:style-name="P3">Chipre es miembro de la Organización Marítima Internacional (OMI) desde 1978. </text:p>
      <text:list xml:id="list9108044306150435136" text:style-name="L6">
        <text:list-item>
          <text:p text:style-name="P17"><text:span text:style-name="Strong_20_Emphasis"><text:span text:style-name="T10">Chipre y la Commonwealth</text:span></text:span></text:p>
        </text:list-item>
      </text:list>
      <text:p text:style-name="P3">La República de Chipre se convirtió en miembro de la COMMONWEALTH en el año 1961 y ha intervenido activamente en todas las actividades que abarcan la cooperación de la Commonwealth. La Comunidad ha apoyado a la República de Chipre en su lucha por una solución justa y viable a la cuestión de Chipre.</text:p>
      <text:p text:style-name="P5">http://www.icex.es/icex/es/navegacion-principal/todos-nuestros-servicios/informacion-de-mercados/paises/navegacion-principal/el-pais/informacion-economica-y-comercial/relaciones-economicas-internacionales/index.html?idPais=CY#0</text:p>
      <text:p text:style-name="Text_20_body"><text:line-break/></text:p>
      <text:p text:style-name="P1"/>
      <text:p text:style-name="P1"/>
      <text:p text:style-name="P1"/>
      <text:p text:style-name="P1"/>
      <text:p text:style-name="P1"/>
      <text:p text:style-name="P1"/>
      <text:p text:style-name="P1"/>
      <text:p text:style-name="P1"><text:soft-page-break/>Rasgos Económicos</text:p>
      <text:h text:style-name="P19" text:outline-level="3">Importancia económica del país en la región</text:h>
      <text:p text:style-name="P4">Dada su ubicación en el mapa o las principales relaciones comerciales que mantiene el país, puede realizarse una comparación de Chipre con países como Egipto, Siria, Turquía y Grecia.</text:p>
      <text:p text:style-name="P4">Chipre es el país más pequeño por extensión y, consecuentemente, por población y PIB. Se encuentra dentro de los países de inflación moderada pero con un alto déficit por cuenta corriente en relación con el PIB. Sin embargo, a pesar de estas limitaciones, su ubicación geográfica, junto a sus recursos agrícolas, forestales y minerales, y especialmente las reservas de gas natural recientemente descubiertas, atribuyen al país una gran importancia estratégica. </text:p>
      <text:p text:style-name="P6">Podemos decir que Chipre se encuentra en medio de una serie de países pequeños que no tienen una oferta exportadora de bienes relevante, de modo que cada uno de ellos tiene que recurrir a una fórmula diferente para financiar su sector exterior. Ésta sería, en el caso de Chipre, en una pequeña parte los fletes y, principalmente, el turismo y las inversiones atraídas por su situación como centro financiero de dos zonas con problemas: los países ex-comunistas y Oriente Medio.</text:p>
      <text:p text:style-name="P5"><text:a xlink:type="simple" xlink:href="http://www.icex.es/icex/es/navegacion-principal/todos-nuestros-servicios/informacion-de-mercados/paises/navegacion-principal/el-pais/informacion-economica-y-comercial/informacion-del-mercado/index.html?idPais=CY#0">http://www.icex.es/icex/es/navegacion-principal/todos-nuestros-servicios/informacion-de-mercados/paises/navegacion-principal/el-pais/informacion-economica-y-comercial/informacion-del-mercado/index.html?idPais=CY#0</text:a></text:p>
      <text:h text:style-name="P22" text:outline-level="3">Marco institucional de la Política Comercial con la Unión Europea</text:h>
      <text:p text:style-name="P8"><text:span text:style-name="Strong_20_Emphasis"><text:span text:style-name="T4">Peso de Chipre en el comercio de la UE.</text:span></text:span><text:span text:style-name="T6"> Chipre es miembro de la UE desde el 1 de mayo de 2004 y adoptó el euro el 1 de enero de 2008. Chipre comercia con sus socios comunitarios más que la media de la UE aunque el peso de Chipre en el comercio extracomunitario es muy reducido.</text:span></text:p>
      <text:p text:style-name="P8"><text:span text:style-name="Strong_20_Emphasis"><text:span text:style-name="T4">Posición en la Ronda de Doha.</text:span></text:span><text:span text:style-name="T6"> Chipre apoya la conclusión de estas negociaciones aunque muestra preocupación acerca de una propuesta para la liberalización completa del tránsito, presentada por Turquía.</text:span></text:p>
      <text:p text:style-name="P8"><text:span text:style-name="Strong_20_Emphasis"><text:span text:style-name="T4">Relaciones bilaterales.</text:span></text:span><text:span text:style-name="T6"> Chipre apoya la negociación de acuerdos comerciales bilaterales. Se ha interesado en especial por la necesidad de tener seguridad jurídica y proteger a los inversores.</text:span></text:p>
      <text:p text:style-name="P8"><text:span text:style-name="Strong_20_Emphasis"><text:span text:style-name="T4">Otras cuestiones destacables</text:span></text:span><text:span text:style-name="T6">. En general, Chipre mantiene posiciones bastante liberales ya que necesita crucialmente del comercio por su condición de pequeña isla. Chipre es muy activo en determinados debates de carácter político. Así, en el marco del poliédrico contencioso turcochipriota, se opone a la propuesta de Reglamento de comercio directo de Turquía con el norte de Chipre.</text:span></text:p>
      <text:p text:style-name="P5"/>
      <text:p text:style-name="P2"><text:a xlink:type="simple" xlink:href="http://www.icex.es/icex/es/navegacion-principal/todos-nuestros-servicios/informacion-de-mercados/paises/navegacion-principal/el-pais/informacion-economica-y-comercial/relaciones-economicas-internacionales/index.html?idPais=CY#3">http://www.icex.es/icex/es/navegacion-principal/todos-nuestros-servicios/informacion-de-mercados/paises/navegacion-principal/el-pais/informacion-economica-y-comercial/relaciones-economicas-internacionales/index.html?idPais=CY#3</text:a></text:p>
      <text:p text:style-name="P2"/>
      <text:p text:style-name="P1"/>
      <text:p text:style-name="P1">Sectores Relevantes En La Producción Y Comercio Exterior</text:p>
      <text:p text:style-name="P1"/>
      <text:h text:style-name="P18" text:outline-level="3"><text:soft-page-break/>Principales socios comerciales (exportación e importación)</text:h>
      <text:p text:style-name="P3">2015 a 1.667,89 M€, un 22,29% superior a las exportaciones realizadas en el año anterior. El principal destino de las exportaciones es la Unión Europea. En el año 2015 menos de la mitad (44,65%) se destinaron a la Unión Europea (UE-28).</text:p>
      <text:p text:style-name="P3">Los 7 principales destinos de la exportación chipriota en el año 2015 han sido Grecia, Irlanda, Reino Unido, Israel, Arabia Saudí, Egipto y Líbano. España representó el 0,38% del total de las exportaciones en este año. </text:p>
      <text:p text:style-name="P3">Por otro lado, las importaciones experimentaron una reducción entre los años 2012 y 2014 del -10,37% hasta alcanzar un valor de 5.089,32 M€ en este último. La mayor parte de las transacciones se realizan con países miembros de la UE-28. En 2015 la factura de importación ascendió a 5.015,51 M€ (73,61% de la UE).</text:p>
      <text:h text:style-name="P21" text:outline-level="3">Principales productos exportados e importados</text:h>
      <text:p text:style-name="P9">El volumen de importación total correspondiente al año 2015 alcanzó los 5.015,15 M€. La dependencia de Chipre de combustibles supone que el capítulo “Combustibles, aceites minerales” sea el más significativo de cada año. Éste supuso en 2015 un 22,42% de las importaciones totales.</text:p>
      <text:p text:style-name="P3">A continuación se muestran las 10 principales partidas de importación en Chipre para 2015:</text:p>
      <text:p text:style-name="P7"> </text:p>
      <table:table table:name="Table1" table:style-name="Table1">
        <table:table-column table:style-name="Table1.A"/>
        <table:table-column table:style-name="Table1.B"/>
        <table:table-column table:style-name="Table1.C"/>
        <table:table-row>
          <table:table-cell table:style-name="Table1.A1" office:value-type="string">
            <text:p text:style-name="P23"><text:span text:style-name="Strong_20_Emphasis"><text:span text:style-name="T14">Elemento</text:span></text:span></text:p>
          </table:table-cell>
          <table:table-cell table:style-name="Table1.A1" office:value-type="string">
            <text:p text:style-name="P23"><text:span text:style-name="Strong_20_Emphasis"><text:span text:style-name="T14">Volumen de importación (M€)</text:span></text:span></text:p>
          </table:table-cell>
          <table:table-cell table:style-name="Table1.A1" office:value-type="string">
            <text:p text:style-name="P23"><text:span text:style-name="Strong_20_Emphasis"><text:span text:style-name="T14">Peso sobre el total de importació</text:span></text:span><text:span text:style-name="T13">n</text:span></text:p>
          </table:table-cell>
        </table:table-row>
        <table:table-row>
          <table:table-cell table:style-name="Table1.A2" office:value-type="string">
            <text:p text:style-name="P23"><text:span text:style-name="Strong_20_Emphasis"><text:span text:style-name="T15">Total importaciones</text:span></text:span></text:p>
          </table:table-cell>
          <table:table-cell table:style-name="Table1.B2" office:value-type="string">
            <text:p text:style-name="P23"><text:span text:style-name="Strong_20_Emphasis"><text:span text:style-name="T15">5.015,15</text:span></text:span></text:p>
          </table:table-cell>
          <table:table-cell table:style-name="Table1.C2" office:value-type="string">
            <text:p text:style-name="P23"><text:span text:style-name="Strong_20_Emphasis"><text:span text:style-name="T15">100%</text:span></text:span></text:p>
          </table:table-cell>
        </table:table-row>
        <table:table-row>
          <table:table-cell table:style-name="Table1.A3" office:value-type="string">
            <text:p text:style-name="P24">27 Combustibles, aceites mineral.</text:p>
          </table:table-cell>
          <table:table-cell table:style-name="Table1.B3" office:value-type="string">
            <text:p text:style-name="P24">1.124,33</text:p>
          </table:table-cell>
          <table:table-cell table:style-name="Table1.C3" office:value-type="string">
            <text:p text:style-name="P24">22,42%</text:p>
          </table:table-cell>
        </table:table-row>
        <table:table-row>
          <table:table-cell table:style-name="Table1.A4" office:value-type="string">
            <text:p text:style-name="P24">87 Vehículos automóviles; tractores</text:p>
          </table:table-cell>
          <table:table-cell table:style-name="Table1.B4" office:value-type="string">
            <text:p text:style-name="P24">344,9</text:p>
          </table:table-cell>
          <table:table-cell table:style-name="Table1.C4" office:value-type="string">
            <text:p text:style-name="P24">6,88%</text:p>
          </table:table-cell>
        </table:table-row>
        <table:table-row>
          <table:table-cell table:style-name="Table1.A5" office:value-type="string">
            <text:p text:style-name="P24">85 Aparatos y material eléctricos</text:p>
          </table:table-cell>
          <table:table-cell table:style-name="Table1.B5" office:value-type="string">
            <text:p text:style-name="P24">287,06</text:p>
          </table:table-cell>
          <table:table-cell table:style-name="Table1.C5" office:value-type="string">
            <text:p text:style-name="P24">5,72%</text:p>
          </table:table-cell>
        </table:table-row>
        <table:table-row>
          <table:table-cell table:style-name="Table1.A6" office:value-type="string">
            <text:p text:style-name="P24">84 Máquinas y aparatos mecánicos</text:p>
          </table:table-cell>
          <table:table-cell table:style-name="Table1.B6" office:value-type="string">
            <text:p text:style-name="P24">274,11</text:p>
          </table:table-cell>
          <table:table-cell table:style-name="Table1.C6" office:value-type="string">
            <text:p text:style-name="P24">5,47%</text:p>
          </table:table-cell>
        </table:table-row>
        <table:table-row>
          <table:table-cell table:style-name="Table1.A7" office:value-type="string">
            <text:p text:style-name="P24">30 Productos farmacéuticos</text:p>
          </table:table-cell>
          <table:table-cell table:style-name="Table1.B7" office:value-type="string">
            <text:p text:style-name="P24">192,93</text:p>
          </table:table-cell>
          <table:table-cell table:style-name="Table1.C7" office:value-type="string">
            <text:p text:style-name="P24">3,85%</text:p>
          </table:table-cell>
        </table:table-row>
        <table:table-row>
          <table:table-cell table:style-name="Table1.A8" office:value-type="string">
            <text:p text:style-name="P24">39 Mat. plásticas; sus manufactu.</text:p>
          </table:table-cell>
          <table:table-cell table:style-name="Table1.B8" office:value-type="string">
            <text:p text:style-name="P24">134,39</text:p>
          </table:table-cell>
          <table:table-cell table:style-name="Table1.C8" office:value-type="string">
            <text:p text:style-name="P24">2,68%</text:p>
          </table:table-cell>
        </table:table-row>
        <table:table-row>
          <table:table-cell table:style-name="Table1.A9" office:value-type="string">
            <text:p text:style-name="P24">22 Bebidas todo tipo (exc. zumos)</text:p>
          </table:table-cell>
          <table:table-cell table:style-name="Table1.B9" office:value-type="string">
            <text:p text:style-name="P24">132,81</text:p>
          </table:table-cell>
          <table:table-cell table:style-name="Table1.C9" office:value-type="string">
            <text:p text:style-name="P24">2,65%</text:p>
          </table:table-cell>
        </table:table-row>
        <table:table-row>
          <table:table-cell table:style-name="Table1.A10" office:value-type="string">
            <text:p text:style-name="P24">62 Prendas de vestir, no de punto</text:p>
          </table:table-cell>
          <table:table-cell table:style-name="Table1.B10" office:value-type="string">
            <text:p text:style-name="P24">117,03</text:p>
          </table:table-cell>
          <table:table-cell table:style-name="Table1.C10" office:value-type="string">
            <text:p text:style-name="P24">2,33%</text:p>
          </table:table-cell>
        </table:table-row>
        <table:table-row>
          <table:table-cell table:style-name="Table1.A11" office:value-type="string">
            <text:p text:style-name="P24">23 Residuos industria alimentaria</text:p>
          </table:table-cell>
          <table:table-cell table:style-name="Table1.B11" office:value-type="string">
            <text:p text:style-name="P24">106,56</text:p>
          </table:table-cell>
          <table:table-cell table:style-name="Table1.C11" office:value-type="string">
            <text:p text:style-name="P24">2,12%</text:p>
          </table:table-cell>
        </table:table-row>
        <table:table-row>
          <table:table-cell table:style-name="Table1.A12" office:value-type="string">
            <text:p text:style-name="P24">10 Cereales</text:p>
          </table:table-cell>
          <table:table-cell table:style-name="Table1.B12" office:value-type="string">
            <text:p text:style-name="P24">98,99</text:p>
          </table:table-cell>
          <table:table-cell table:style-name="Table1.C12" office:value-type="string">
            <text:p text:style-name="P24">1,97%</text:p>
          </table:table-cell>
        </table:table-row>
        <table:table-row>
          <table:table-cell table:style-name="Table1.A13" office:value-type="string">
            <text:p text:style-name="P23"><text:span text:style-name="Strong_20_Emphasis"><text:span text:style-name="T15">Total 10 principales partidas</text:span></text:span></text:p>
          </table:table-cell>
          <table:table-cell table:style-name="Table1.B13" office:value-type="string">
            <text:p text:style-name="P23"><text:span text:style-name="Strong_20_Emphasis"><text:span text:style-name="T15">2.813,11</text:span></text:span></text:p>
          </table:table-cell>
          <table:table-cell table:style-name="Table1.C13" office:value-type="string">
            <text:p text:style-name="P23"><text:span text:style-name="Strong_20_Emphasis"><text:span text:style-name="T15">56,09%</text:span></text:span></text:p>
          </table:table-cell>
        </table:table-row>
      </table:table>
      <text:p text:style-name="P8"><text:span text:style-name="Emphasis"><text:span text:style-name="T8">Fuente: Datacomex. Tabla de elaboración propia.</text:span></text:span></text:p>
      <text:p text:style-name="P10"><text:soft-page-break/><text:span text:style-name="T11">Respecto al total de exportaciones en 2015 (1.667,79 M€), el principal capítulo fue también la partida de “Combustibles, aceites minerales” manteniendo la tendencia de los últimos años. Para 2015 la cifra de exportaciones fue de </text:span>400,16 M€.</text:p>
      <text:p text:style-name="P7"> <text:span text:style-name="T12">Los principales productos exportados en 2015 se recogen en la siguiente tabla:</text:span></text:p>
      <text:p text:style-name="P7"> </text:p>
      <table:table table:name="Table2" table:style-name="Table2">
        <table:table-column table:style-name="Table2.A"/>
        <table:table-column table:style-name="Table2.B"/>
        <table:table-column table:style-name="Table2.C"/>
        <table:table-row>
          <table:table-cell table:style-name="Table2.A1" office:value-type="string">
            <text:p text:style-name="P23"><text:span text:style-name="Strong_20_Emphasis"><text:span text:style-name="T14">Elemento</text:span></text:span></text:p>
          </table:table-cell>
          <table:table-cell table:style-name="Table2.A1" office:value-type="string">
            <text:p text:style-name="P23"><text:span text:style-name="Strong_20_Emphasis"><text:span text:style-name="T14">Volumen de exportación (M€)</text:span></text:span></text:p>
          </table:table-cell>
          <table:table-cell table:style-name="Table2.A1" office:value-type="string">
            <text:p text:style-name="P23"><text:span text:style-name="Strong_20_Emphasis"><text:span text:style-name="T14">Peso sobre el total de exportación</text:span></text:span></text:p>
          </table:table-cell>
        </table:table-row>
        <table:table-row>
          <table:table-cell table:style-name="Table2.A2" office:value-type="string">
            <text:p text:style-name="P23"><text:span text:style-name="Strong_20_Emphasis"><text:span text:style-name="T15">Total exportaciones</text:span></text:span></text:p>
          </table:table-cell>
          <table:table-cell table:style-name="Table2.B2" office:value-type="string">
            <text:p text:style-name="P23"><text:span text:style-name="Strong_20_Emphasis"><text:span text:style-name="T15">1.667,79</text:span></text:span></text:p>
          </table:table-cell>
          <table:table-cell table:style-name="Table2.C2" office:value-type="string">
            <text:p text:style-name="P23"><text:span text:style-name="Strong_20_Emphasis"><text:span text:style-name="T15">100%</text:span></text:span></text:p>
          </table:table-cell>
        </table:table-row>
        <table:table-row>
          <table:table-cell table:style-name="Table2.A3" office:value-type="string">
            <text:p text:style-name="P24">27 Combustibles, aceites mineral.</text:p>
          </table:table-cell>
          <table:table-cell table:style-name="Table2.B3" office:value-type="string">
            <text:p text:style-name="P24">400,16</text:p>
          </table:table-cell>
          <table:table-cell table:style-name="Table2.C3" office:value-type="string">
            <text:p text:style-name="P24">24%</text:p>
          </table:table-cell>
        </table:table-row>
        <table:table-row>
          <table:table-cell table:style-name="Table2.A4" office:value-type="string">
            <text:p text:style-name="P24">30 Productos farmacéuticos</text:p>
          </table:table-cell>
          <table:table-cell table:style-name="Table2.B4" office:value-type="string">
            <text:p text:style-name="P24">243,16</text:p>
          </table:table-cell>
          <table:table-cell table:style-name="Table2.C4" office:value-type="string">
            <text:p text:style-name="P24">15%</text:p>
          </table:table-cell>
        </table:table-row>
        <table:table-row>
          <table:table-cell table:style-name="Table2.A5" office:value-type="string">
            <text:p text:style-name="P24">88 Aeronaves; vehículos espaciales</text:p>
          </table:table-cell>
          <table:table-cell table:style-name="Table2.B5" office:value-type="string">
            <text:p text:style-name="P24">162,58</text:p>
          </table:table-cell>
          <table:table-cell table:style-name="Table2.C5" office:value-type="string">
            <text:p text:style-name="P24">10%</text:p>
          </table:table-cell>
        </table:table-row>
        <table:table-row>
          <table:table-cell table:style-name="Table2.A6" office:value-type="string">
            <text:p text:style-name="P24">85 Aparatos y material eléctricos</text:p>
          </table:table-cell>
          <table:table-cell table:style-name="Table2.B6" office:value-type="string">
            <text:p text:style-name="P24">131,3</text:p>
          </table:table-cell>
          <table:table-cell table:style-name="Table2.C6" office:value-type="string">
            <text:p text:style-name="P24">8%</text:p>
          </table:table-cell>
        </table:table-row>
        <table:table-row>
          <table:table-cell table:style-name="Table2.A7" office:value-type="string">
            <text:p text:style-name="P24">04 Leche, productos lácteos; huevos</text:p>
          </table:table-cell>
          <table:table-cell table:style-name="Table2.B7" office:value-type="string">
            <text:p text:style-name="P24">110,37</text:p>
          </table:table-cell>
          <table:table-cell table:style-name="Table2.C7" office:value-type="string">
            <text:p text:style-name="P24">7%</text:p>
          </table:table-cell>
        </table:table-row>
        <table:table-row>
          <table:table-cell table:style-name="Table2.A8" office:value-type="string">
            <text:p text:style-name="P24">25 Sal, yeso, piedras s/ trabajar</text:p>
          </table:table-cell>
          <table:table-cell table:style-name="Table2.B8" office:value-type="string">
            <text:p text:style-name="P24">80,33</text:p>
          </table:table-cell>
          <table:table-cell table:style-name="Table2.C8" office:value-type="string">
            <text:p text:style-name="P24">5%</text:p>
          </table:table-cell>
        </table:table-row>
        <table:table-row>
          <table:table-cell table:style-name="Table2.A9" office:value-type="string">
            <text:p text:style-name="P24">29 Productos químicos orgánicos</text:p>
          </table:table-cell>
          <table:table-cell table:style-name="Table2.B9" office:value-type="string">
            <text:p text:style-name="P24">56,9</text:p>
          </table:table-cell>
          <table:table-cell table:style-name="Table2.C9" office:value-type="string">
            <text:p text:style-name="P24">3%</text:p>
          </table:table-cell>
        </table:table-row>
        <table:table-row>
          <table:table-cell table:style-name="Table2.A10" office:value-type="string">
            <text:p text:style-name="P24">84 Máquinas y aparatos mecánicos</text:p>
          </table:table-cell>
          <table:table-cell table:style-name="Table2.B10" office:value-type="string">
            <text:p text:style-name="P24">48,3</text:p>
          </table:table-cell>
          <table:table-cell table:style-name="Table2.C10" office:value-type="string">
            <text:p text:style-name="P24">3%</text:p>
          </table:table-cell>
        </table:table-row>
        <table:table-row>
          <table:table-cell table:style-name="Table2.A11" office:value-type="string">
            <text:p text:style-name="P24">87 Vehículos automóviles; tractores</text:p>
          </table:table-cell>
          <table:table-cell table:style-name="Table2.B11" office:value-type="string">
            <text:p text:style-name="P24">46,26</text:p>
          </table:table-cell>
          <table:table-cell table:style-name="Table2.C11" office:value-type="string">
            <text:p text:style-name="P24">3%</text:p>
          </table:table-cell>
        </table:table-row>
        <table:table-row>
          <table:table-cell table:style-name="Table2.A12" office:value-type="string">
            <text:p text:style-name="P24">07 Legumbres, hortalizas, s/ conserv.</text:p>
          </table:table-cell>
          <table:table-cell table:style-name="Table2.B12" office:value-type="string">
            <text:p text:style-name="P24">42,04</text:p>
          </table:table-cell>
          <table:table-cell table:style-name="Table2.C12" office:value-type="string">
            <text:p text:style-name="P24">3%</text:p>
          </table:table-cell>
        </table:table-row>
        <table:table-row>
          <table:table-cell table:style-name="Table2.A13" office:value-type="string">
            <text:p text:style-name="P23"><text:span text:style-name="Strong_20_Emphasis"><text:span text:style-name="T15">Total 10 principales partidas</text:span></text:span></text:p>
          </table:table-cell>
          <table:table-cell table:style-name="Table2.B13" office:value-type="string">
            <text:p text:style-name="P23"><text:span text:style-name="Strong_20_Emphasis"><text:span text:style-name="T15">1.321,4</text:span></text:span></text:p>
          </table:table-cell>
          <table:table-cell table:style-name="Table2.C13" office:value-type="string">
            <text:p text:style-name="P23"><text:span text:style-name="Strong_20_Emphasis"><text:span text:style-name="T15">70%</text:span></text:span></text:p>
          </table:table-cell>
        </table:table-row>
      </table:table>
      <text:p text:style-name="P8"><text:span text:style-name="Emphasis"><text:span text:style-name="T8">Fuente: Datacomex. Tabla de elaboración propia.</text:span></text:span></text:p>
      <text:p text:style-name="Text_20_body"><text:line-break/></text:p>
      <text:p text:style-name="P5">http://www.icex.es/icex/es/navegacion-principal/todos-nuestros-servicios/informacion-de-mercados/paises/navegacion-principal/el-pais/informacion-economica-y-comercial/sector-exterior/index.html?idPais=CY</text:p>
      <text:h text:style-name="P20" text:outline-level="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erif" svg:font-family="'Droid serif', arial"/>
    <style:font-face style:name="Lato" svg:font-family="Lato, sans-serif"/>
    <style:font-face style:name="sans-serif" svg:font-family="sans-serif"/>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1:31:50.340623520</meta:creation-date>
    <dc:date>2017-01-06T11:57:27.706007660</dc:date>
    <meta:editing-duration>PT10M27S</meta:editing-duration>
    <meta:editing-cycles>1</meta:editing-cycles>
    <meta:document-statistic meta:table-count="2" meta:image-count="0" meta:object-count="0" meta:page-count="5" meta:paragraph-count="147" meta:word-count="1516" meta:character-count="10442" meta:non-whitespace-character-count="9043"/>
    <meta:generator>LibreOffice/4.2.8.2$Linux_X86_64 LibreOffice_project/420m0$Build-2</meta:generator>
  </office:meta>
</office:document-meta>
</file>